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89cm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50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gradient" draw:fill-gradient-name="Argil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258cm"/>
    </style:style>
    <style:style style:name="gr8" style:family="graphic" style:parent-style-name="standard">
      <style:graphic-properties draw:stroke="none" svg:stroke-color="#000000" draw:fill="none" draw:fill-color="#ffffff" fo:min-height="0.762cm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gr10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fo:min-height="0.556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288cm"/>
    </style:style>
    <style:style style:name="P1" style:family="paragraph">
      <style:paragraph-properties fo:text-align="center"/>
    </style:style>
    <style:style style:name="P2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>
      <style:text-properties fo:color="#990000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>
      <style:paragraph-properties fo:text-align="center"/>
      <style:text-properties fo:color="#000000" style:font-name="Liberation Sans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color="#990000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Liberation Sans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35cm" svg:y1="3.032cm" svg:x2="28.7cm" svg:y2="3.032cm">
          <text:p/>
        </draw:line>
        <draw:line draw:style-name="gr1" draw:text-style-name="P1" draw:layer="layout" svg:x1="1.638cm" svg:y1="18.343cm" svg:x2="28.703cm" svg:y2="18.216cm">
          <text:p/>
        </draw:line>
        <draw:frame draw:style-name="gr2" draw:text-style-name="P2" draw:layer="layout" svg:width="5.677cm" svg:height="1.139cm" svg:x="11.814cm" svg:y="0.886cm">
          <draw:text-box>
            <text:p text:style-name="P2"><text:span text:style-name="T1">Batch Scheduler</text:span></text:p>
          </draw:text-box>
        </draw:frame>
        <draw:frame draw:style-name="gr2" draw:text-style-name="P2" draw:layer="layout" svg:width="6.311cm" svg:height="1.139cm" svg:x="12.215cm" svg:y="18.387cm">
          <draw:text-box>
            <text:p text:style-name="P2"><text:span text:style-name="T1">Runtime Scheduler</text:span></text:p>
          </draw:text-box>
        </draw:frame>
        <draw:line draw:style-name="gr3" draw:text-style-name="P1" draw:layer="layout" svg:x1="2.27cm" svg:y1="19.842cm" svg:x2="6.207cm" svg:y2="19.842cm">
          <text:p/>
        </draw:line>
        <draw:frame draw:style-name="gr4" draw:text-style-name="P2" draw:layer="layout" svg:width="2.176cm" svg:height="0.962cm" svg:x="3.015cm" svg:y="18.888cm">
          <draw:text-box>
            <text:p text:style-name="P2"><text:span text:style-name="T1">Time</text:span></text:p>
          </draw:text-box>
        </draw:frame>
        <draw:line draw:style-name="gr5" draw:text-style-name="P1" draw:layer="layout" svg:x1="2.143cm" svg:y1="3.032cm" svg:x2="2.143cm" svg:y2="17.383cm">
          <text:p/>
        </draw:line>
        <draw:custom-shape draw:style-name="gr6" draw:text-style-name="P1" draw:layer="layout" svg:width="1.524cm" svg:height="0.889cm" svg:x="1.508cm" svg:y="17.38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1.808cm" svg:y="17.388cm">
          <draw:text-box>
            <text:p text:style-name="P3"><text:span text:style-name="T2">A</text:span></text:p>
          </draw:text-box>
        </draw:frame>
        <draw:frame draw:style-name="gr7" draw:text-style-name="P4" draw:layer="layout" svg:width="6.985cm" svg:height="0.729cm" draw:transform="rotate (1.56817833291691) translate (1.471cm 12.27cm)">
          <draw:text-box>
            <text:p text:style-name="P4"><text:span text:style-name="T3">REQUEST_RESOURCE_OFFER</text:span></text:p>
          </draw:text-box>
        </draw:frame>
        <draw:line draw:style-name="gr5" draw:text-style-name="P1" draw:layer="layout" svg:x1="2.943cm" svg:y1="17.415cm" svg:x2="4.048cm" svg:y2="16.367cm">
          <text:p/>
        </draw:line>
        <draw:custom-shape draw:style-name="gr6" draw:text-style-name="P1" draw:layer="layout" svg:width="1.651cm" svg:height="0.889cm" svg:x="4.048cm" svg:y="15.482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0.916cm" svg:height="1.012cm" svg:x="4.408cm" svg:y="15.487cm">
          <draw:text-box>
            <text:p text:style-name="P3"><text:span text:style-name="T2">B</text:span></text:p>
          </draw:text-box>
        </draw:frame>
        <draw:frame draw:style-name="gr9" draw:text-style-name="P5" draw:layer="layout" svg:width="1.358cm" svg:height="0.729cm" draw:transform="rotate (0.894830307497493) translate (2.585cm 16.954cm)">
          <draw:text-box>
            <text:p text:style-name="P5"><text:span text:style-name="T4">TRF</text:span></text:p>
          </draw:text-box>
        </draw:frame>
        <draw:line draw:style-name="gr5" draw:text-style-name="P1" draw:layer="layout" svg:x1="4.556cm" svg:y1="15.478cm" svg:x2="4.543cm" svg:y2="3.031cm">
          <text:p/>
        </draw:line>
        <draw:frame draw:style-name="gr7" draw:text-style-name="P4" draw:layer="layout" svg:width="4.641cm" svg:height="0.729cm" draw:transform="rotate (1.56817833291691) translate (3.872cm 10.971cm)">
          <draw:text-box>
            <text:p text:style-name="P4"><text:span text:style-name="T3">RESOURCE_OFFER</text:span></text:p>
          </draw:text-box>
        </draw:frame>
        <draw:frame draw:style-name="gr7" draw:text-style-name="P4" draw:layer="layout" svg:width="8.762cm" svg:height="0.729cm" draw:transform="rotate (-1.5707963267949) translate (6.044cm 5.446cm)">
          <draw:text-box>
            <text:p text:style-name="P4"><text:span text:style-name="T3">RESPONSE_RESOURCE_OFFER </text:span><text:span text:style-name="T5">[reject]</text:span></text:p>
          </draw:text-box>
        </draw:frame>
        <draw:line draw:style-name="gr10" draw:text-style-name="P1" draw:layer="layout" svg:x1="5.292cm" svg:y1="3.031cm" svg:x2="5.318cm" svg:y2="15.478cm">
          <text:p/>
        </draw:line>
        <draw:line draw:style-name="gr5" draw:text-style-name="P1" draw:layer="layout" svg:x1="5.699cm" svg:y1="16.367cm" svg:x2="6.842cm" svg:y2="17.51cm">
          <text:p/>
        </draw:line>
        <draw:frame draw:style-name="gr9" draw:text-style-name="P5" draw:layer="layout" svg:width="1.358cm" svg:height="0.729cm" draw:transform="rotate (-0.85887652490641) translate (6.227cm 15.901cm)">
          <draw:text-box>
            <text:p text:style-name="P5"><text:span text:style-name="T4">INIT</text:span></text:p>
          </draw:text-box>
        </draw:frame>
        <draw:custom-shape draw:style-name="gr6" draw:text-style-name="P1" draw:layer="layout" svg:width="1.524cm" svg:height="0.889cm" svg:x="6.796cm" svg:y="17.3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7.096cm" svg:y="17.386cm">
          <draw:text-box>
            <text:p text:style-name="P3"><text:span text:style-name="T2">A</text:span></text:p>
          </draw:text-box>
        </draw:frame>
        <draw:line draw:style-name="gr5" draw:text-style-name="P1" draw:layer="layout" svg:x1="8.231cm" svg:y1="17.413cm" svg:x2="9.336cm" svg:y2="16.365cm">
          <text:p/>
        </draw:line>
        <draw:custom-shape draw:style-name="gr6" draw:text-style-name="P1" draw:layer="layout" svg:width="1.651cm" svg:height="0.889cm" svg:x="9.336cm" svg:y="15.4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9.696cm" svg:y="15.485cm">
          <draw:text-box>
            <text:p text:style-name="P3"><text:span text:style-name="T2">C</text:span></text:p>
          </draw:text-box>
        </draw:frame>
        <draw:frame draw:style-name="gr9" draw:text-style-name="P5" draw:layer="layout" svg:width="1.358cm" svg:height="0.729cm" draw:transform="rotate (0.894830307497493) translate (7.873cm 16.952cm)">
          <draw:text-box>
            <text:p text:style-name="P5"><text:span text:style-name="T4">TRF</text:span></text:p>
          </draw:text-box>
        </draw:frame>
        <draw:line draw:style-name="gr5" draw:text-style-name="P1" draw:layer="layout" svg:x1="10.987cm" svg:y1="16.365cm" svg:x2="12.13cm" svg:y2="17.508cm">
          <text:p/>
        </draw:line>
        <draw:frame draw:style-name="gr9" draw:text-style-name="P5" draw:layer="layout" svg:width="1.358cm" svg:height="0.729cm" draw:transform="rotate (-0.85887652490641) translate (11.515cm 15.899cm)">
          <draw:text-box>
            <text:p text:style-name="P5"><text:span text:style-name="T4">INIT</text:span></text:p>
          </draw:text-box>
        </draw:frame>
        <draw:custom-shape draw:style-name="gr6" draw:text-style-name="P1" draw:layer="layout" svg:width="1.524cm" svg:height="0.889cm" svg:x="12.084cm" svg:y="17.37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12.384cm" svg:y="17.384cm">
          <draw:text-box>
            <text:p text:style-name="P3"><text:span text:style-name="T2">A</text:span></text:p>
          </draw:text-box>
        </draw:frame>
        <draw:line draw:style-name="gr5" draw:text-style-name="P1" draw:layer="layout" svg:x1="13.519cm" svg:y1="17.411cm" svg:x2="14.624cm" svg:y2="16.363cm">
          <text:p/>
        </draw:line>
        <draw:custom-shape draw:style-name="gr6" draw:text-style-name="P1" draw:layer="layout" svg:width="1.651cm" svg:height="0.889cm" svg:x="14.624cm" svg:y="15.47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14.984cm" svg:y="15.483cm">
          <draw:text-box>
            <text:p text:style-name="P3"><text:span text:style-name="T2">D</text:span></text:p>
          </draw:text-box>
        </draw:frame>
        <draw:frame draw:style-name="gr9" draw:text-style-name="P5" draw:layer="layout" svg:width="1.358cm" svg:height="0.729cm" draw:transform="rotate (0.894830307497493) translate (13.161cm 16.95cm)">
          <draw:text-box>
            <text:p text:style-name="P5"><text:span text:style-name="T4">TRF</text:span></text:p>
          </draw:text-box>
        </draw:frame>
        <draw:line draw:style-name="gr5" draw:text-style-name="P1" draw:layer="layout" svg:x1="16.275cm" svg:y1="16.363cm" svg:x2="17.418cm" svg:y2="17.506cm">
          <text:p/>
        </draw:line>
        <draw:frame draw:style-name="gr9" draw:text-style-name="P5" draw:layer="layout" svg:width="1.358cm" svg:height="0.729cm" draw:transform="rotate (-0.85887652490641) translate (16.803cm 15.897cm)">
          <draw:text-box>
            <text:p text:style-name="P5"><text:span text:style-name="T4">INIT</text:span></text:p>
          </draw:text-box>
        </draw:frame>
        <draw:custom-shape draw:style-name="gr6" draw:text-style-name="P1" draw:layer="layout" svg:width="1.524cm" svg:height="0.889cm" svg:x="17.372cm" svg:y="17.37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17.672cm" svg:y="17.382cm">
          <draw:text-box>
            <text:p text:style-name="P3"><text:span text:style-name="T2">A</text:span></text:p>
          </draw:text-box>
        </draw:frame>
        <draw:line draw:style-name="gr5" draw:text-style-name="P1" draw:layer="layout" svg:x1="18.807cm" svg:y1="17.409cm" svg:x2="19.912cm" svg:y2="16.361cm">
          <text:p/>
        </draw:line>
        <draw:custom-shape draw:style-name="gr6" draw:text-style-name="P1" draw:layer="layout" svg:width="1.651cm" svg:height="0.889cm" svg:x="19.912cm" svg:y="15.47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20.272cm" svg:y="15.481cm">
          <draw:text-box>
            <text:p text:style-name="P3"><text:span text:style-name="T2">E</text:span></text:p>
          </draw:text-box>
        </draw:frame>
        <draw:frame draw:style-name="gr9" draw:text-style-name="P5" draw:layer="layout" svg:width="1.358cm" svg:height="0.729cm" draw:transform="rotate (0.894830307497493) translate (18.449cm 16.948cm)">
          <draw:text-box>
            <text:p text:style-name="P5"><text:span text:style-name="T4">TRF</text:span></text:p>
          </draw:text-box>
        </draw:frame>
        <draw:line draw:style-name="gr5" draw:text-style-name="P1" draw:layer="layout" svg:x1="21.563cm" svg:y1="16.361cm" svg:x2="22.706cm" svg:y2="17.504cm">
          <text:p/>
        </draw:line>
        <draw:frame draw:style-name="gr9" draw:text-style-name="P5" draw:layer="layout" svg:width="1.358cm" svg:height="0.729cm" draw:transform="rotate (-0.85887652490641) translate (22.091cm 15.895cm)">
          <draw:text-box>
            <text:p text:style-name="P5"><text:span text:style-name="T4">INIT</text:span></text:p>
          </draw:text-box>
        </draw:frame>
        <draw:line draw:style-name="gr5" draw:text-style-name="P1" draw:layer="layout" svg:x1="9.757cm" svg:y1="15.479cm" svg:x2="9.744cm" svg:y2="3.032cm">
          <text:p/>
        </draw:line>
        <draw:frame draw:style-name="gr7" draw:text-style-name="P4" draw:layer="layout" svg:width="4.641cm" svg:height="0.729cm" draw:transform="rotate (1.56817833291691) translate (9.073cm 10.972cm)">
          <draw:text-box>
            <text:p text:style-name="P4"><text:span text:style-name="T3">RESOURCE_OFFER</text:span></text:p>
          </draw:text-box>
        </draw:frame>
        <draw:frame draw:style-name="gr7" draw:text-style-name="P4" draw:layer="layout" svg:width="8.761cm" svg:height="0.729cm" draw:transform="rotate (-1.5707963267949) translate (11.245cm 5.447cm)">
          <draw:text-box>
            <text:p text:style-name="P4"><text:span text:style-name="T3">RESPONSE_RESOURCE_OFFER </text:span><text:span text:style-name="T5">[reject]</text:span></text:p>
          </draw:text-box>
        </draw:frame>
        <draw:line draw:style-name="gr10" draw:text-style-name="P1" draw:layer="layout" svg:x1="10.493cm" svg:y1="3.032cm" svg:x2="10.519cm" svg:y2="15.479cm">
          <text:p/>
        </draw:line>
        <draw:line draw:style-name="gr5" draw:text-style-name="P1" draw:layer="layout" svg:x1="14.958cm" svg:y1="15.48cm" svg:x2="14.945cm" svg:y2="3.033cm">
          <text:p/>
        </draw:line>
        <draw:frame draw:style-name="gr7" draw:text-style-name="P4" draw:layer="layout" svg:width="4.641cm" svg:height="0.729cm" draw:transform="rotate (1.56817833291691) translate (14.274cm 10.973cm)">
          <draw:text-box>
            <text:p text:style-name="P4"><text:span text:style-name="T3">RESOURCE_OFFER</text:span></text:p>
          </draw:text-box>
        </draw:frame>
        <draw:frame draw:style-name="gr7" draw:text-style-name="P4" draw:layer="layout" svg:width="9.014cm" svg:height="0.729cm" draw:transform="rotate (-1.5707963267949) translate (16.446cm 5.448cm)">
          <draw:text-box>
            <text:p text:style-name="P4"><text:span text:style-name="T3">RESPONSE_RESOURCE_OFFER </text:span><text:span text:style-name="T5">[accept]</text:span></text:p>
          </draw:text-box>
        </draw:frame>
        <draw:line draw:style-name="gr10" draw:text-style-name="P1" draw:layer="layout" svg:x1="15.694cm" svg:y1="3.033cm" svg:x2="15.72cm" svg:y2="15.48cm">
          <text:p/>
        </draw:line>
        <draw:line draw:style-name="gr5" draw:text-style-name="P1" draw:layer="layout" svg:x1="20.259cm" svg:y1="15.481cm" svg:x2="20.246cm" svg:y2="3.034cm">
          <text:p/>
        </draw:line>
        <draw:frame draw:style-name="gr7" draw:text-style-name="P4" draw:layer="layout" svg:width="6.224cm" svg:height="0.729cm" draw:transform="rotate (1.56817833291691) translate (19.572cm 12.175cm)">
          <draw:text-box>
            <text:p text:style-name="P4"><text:span text:style-name="T3">RESOURCE_OFFER </text:span><text:span text:style-name="T5">[reject]</text:span></text:p>
          </draw:text-box>
        </draw:frame>
        <draw:frame draw:style-name="gr7" draw:text-style-name="P4" draw:layer="layout" svg:width="9.14cm" svg:height="0.729cm" draw:transform="rotate (-1.5707963267949) translate (21.747cm 5.449cm)">
          <draw:text-box>
            <text:p text:style-name="P4"><text:span text:style-name="T3">RESPONSE_RESOURCE_OFFER </text:span><text:span text:style-name="T5">[accept]</text:span></text:p>
          </draw:text-box>
        </draw:frame>
        <draw:line draw:style-name="gr10" draw:text-style-name="P1" draw:layer="layout" svg:x1="20.995cm" svg:y1="3.034cm" svg:x2="21.021cm" svg:y2="15.481cm">
          <text:p/>
        </draw:line>
        <draw:frame draw:style-name="gr7" draw:text-style-name="P6" draw:layer="layout" svg:width="6.985cm" svg:height="0.806cm" draw:transform="rotate (1.56817833291691) translate (4.472cm 12.271cm)">
          <draw:text-box>
            <text:p text:style-name="P6"><text:span text:style-name="T6">negotiation attempt = 1</text:span></text:p>
          </draw:text-box>
        </draw:frame>
        <draw:frame draw:style-name="gr11" draw:text-style-name="P6" draw:layer="layout" svg:width="6.985cm" svg:height="0.806cm" draw:transform="rotate (1.56817833291691) translate (9.673cm 12.272cm)">
          <draw:text-box>
            <text:p text:style-name="P6"><text:span text:style-name="T6">negotiation attempt = 2</text:span></text:p>
          </draw:text-box>
        </draw:frame>
        <draw:frame draw:style-name="gr11" draw:text-style-name="P6" draw:layer="layout" svg:width="6.985cm" svg:height="0.806cm" draw:transform="rotate (1.56817833291691) translate (14.874cm 12.273cm)">
          <draw:text-box>
            <text:p text:style-name="P6"><text:span text:style-name="T6">negotiation attempt = 3</text:span></text:p>
          </draw:text-box>
        </draw:frame>
        <draw:frame draw:style-name="gr11" draw:text-style-name="P6" draw:layer="layout" svg:width="6.985cm" svg:height="0.806cm" draw:transform="rotate (1.56817833291691) translate (20.175cm 12.274cm)">
          <draw:text-box>
            <text:p text:style-name="P6"><text:span text:style-name="T6">negotiation attempt = 4</text:span></text:p>
          </draw:text-box>
        </draw:frame>
        <draw:custom-shape draw:style-name="gr12" draw:text-style-name="P1" draw:layer="layout" svg:width="2.54cm" svg:height="0.989cm" svg:x="3.54cm" svg:y="2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078cm" svg:height="0.806cm" svg:x="3.775cm" svg:y="2.17cm">
          <draw:text-box>
            <text:p text:style-name="P7"><text:span text:style-name="T7">Algo 1</text:span></text:p>
          </draw:text-box>
        </draw:frame>
        <draw:custom-shape draw:style-name="gr6" draw:text-style-name="P1" draw:layer="layout" svg:width="1.524cm" svg:height="0.889cm" svg:x="22.672cm" svg:y="17.37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22.972cm" svg:y="17.381cm">
          <draw:text-box>
            <text:p text:style-name="P3"><text:span text:style-name="T2">A</text:span></text:p>
          </draw:text-box>
        </draw:frame>
        <draw:line draw:style-name="gr3" draw:text-style-name="P1" draw:layer="layout" svg:x1="24.158cm" svg:y1="17.842cm" svg:x2="26.019cm" svg:y2="17.764cm">
          <text:p/>
        </draw:line>
        <draw:custom-shape draw:style-name="gr6" draw:text-style-name="P1" draw:layer="layout" svg:width="1.524cm" svg:height="0.889cm" svg:x="25.972cm" svg:y="17.2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26.272cm" svg:y="17.28cm">
          <draw:text-box>
            <text:p text:style-name="P3"><text:span text:style-name="T2">E</text:span></text:p>
          </draw:text-box>
        </draw:frame>
        <draw:line draw:style-name="gr5" draw:text-style-name="P1" draw:layer="layout" svg:x1="26.654cm" svg:y1="17.256cm" svg:x2="26.584cm" svg:y2="3.032cm">
          <text:p/>
        </draw:line>
        <draw:frame draw:style-name="gr7" draw:text-style-name="P4" draw:layer="layout" svg:width="2.864cm" svg:height="0.729cm" draw:transform="rotate (1.56817833291691) translate (25.913cm 10.972cm)">
          <draw:text-box>
            <text:p text:style-name="P4"><text:span text:style-name="T3">FEEDBACK</text:span></text:p>
          </draw:text-box>
        </draw:frame>
        <draw:frame draw:style-name="gr13" draw:text-style-name="P5" draw:layer="layout" svg:width="2.034cm" svg:height="0.729cm" draw:transform="rotate (0.121649448864005) translate (23.97cm 17.052cm)">
          <draw:text-box>
            <text:p text:style-name="P5"><text:span text:style-name="T4">COMM</text:span></text:p>
          </draw:text-box>
        </draw:frame>
        <draw:custom-shape draw:style-name="gr12" draw:text-style-name="P1" draw:layer="layout" svg:width="2.286cm" svg:height="0.889cm" svg:x="25.384cm" svg:y="2.1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368cm" svg:height="0.806cm" svg:x="25.475cm" svg:y="2.17cm">
          <draw:text-box>
            <text:p text:style-name="P7"><text:span text:style-name="T7">Update</text:span></text:p>
          </draw:text-box>
        </draw:frame>
        <draw:custom-shape draw:style-name="gr12" draw:text-style-name="P1" draw:layer="layout" svg:width="2.54cm" svg:height="0.989cm" svg:x="8.74cm" svg:y="2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078cm" svg:height="0.806cm" svg:x="8.975cm" svg:y="2.17cm">
          <draw:text-box>
            <text:p text:style-name="P7"><text:span text:style-name="T7">Algo 1</text:span></text:p>
          </draw:text-box>
        </draw:frame>
        <draw:custom-shape draw:style-name="gr12" draw:text-style-name="P1" draw:layer="layout" svg:width="2.54cm" svg:height="0.989cm" svg:x="13.94cm" svg:y="2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078cm" svg:height="0.806cm" svg:x="14.175cm" svg:y="2.17cm">
          <draw:text-box>
            <text:p text:style-name="P7"><text:span text:style-name="T7">Algo 1</text:span></text:p>
          </draw:text-box>
        </draw:frame>
        <draw:custom-shape draw:style-name="gr12" draw:text-style-name="P1" draw:layer="layout" svg:width="2.54cm" svg:height="0.989cm" svg:x="19.24cm" svg:y="2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078cm" svg:height="0.806cm" svg:x="19.475cm" svg:y="2.17cm">
          <draw:text-box>
            <text:p text:style-name="P7"><text:span text:style-name="T7">Algo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rgile" draw:style="linear" draw:start-color="#423c24" draw:end-color="#968751" draw:start-intensity="100%" draw:end-intensity="100%" draw:angle="6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2_20_Dots_20_3_20_Dashes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6T20:16:53.442451492</meta:creation-date>
    <dc:date>2016-06-27T00:58:12.660924539</dc:date>
    <meta:editing-duration>PT4H39M28S</meta:editing-duration>
    <meta:editing-cycles>40</meta:editing-cycles>
    <meta:generator>LibreOffice/4.2.8.2$Linux_X86_64 LibreOffice_project/420m0$Build-2</meta:generator>
    <meta:document-statistic meta:object-count="78"/>
  </office:meta>
</office:document-meta>
</file>